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C1000004F58A1221C8.png" manifest:media-type=""/>
  <manifest:file-entry manifest:full-path="Pictures/100002010000038A00000508BAFD1B52.png" manifest:media-type=""/>
  <manifest:file-entry manifest:full-path="Pictures/10000201000003B40000043DB3F0E8C6.png" manifest:media-type=""/>
  <manifest:file-entry manifest:full-path="Pictures/1000000000000280000001E0E8B46A4F.jpg" manifest:media-type=""/>
  <manifest:file-entry manifest:full-path="Pictures/1000000000000280000001E0B6334D01.jpg" manifest:media-type=""/>
  <manifest:file-entry manifest:full-path="Pictures/1000000000000280000001E07F8D992E.jpg" manifest:media-type=""/>
  <manifest:file-entry manifest:full-path="Pictures/1000000000000280000001E0821D08B7.jpg" manifest:media-type=""/>
  <manifest:file-entry manifest:full-path="Pictures/10000201000002F4000005528818A9EA.png" manifest:media-type=""/>
  <manifest:file-entry manifest:full-path="Pictures/10000201000001D900000447530311B3.png" manifest:media-type=""/>
  <manifest:file-entry manifest:full-path="Pictures/100002010000026D0000043E78958B31.png" manifest:media-type=""/>
  <manifest:file-entry manifest:full-path="Pictures/1000000000000280000001E0649201C0.jpg" manifest:media-type=""/>
  <manifest:file-entry manifest:full-path="Pictures/1000000000000280000001E0C1A83E30.jpg" manifest:media-type=""/>
  <manifest:file-entry manifest:full-path="Pictures/100002010000036B000005125EDEE076.png" manifest:media-type=""/>
  <manifest:file-entry manifest:full-path="Pictures/1000000000000280000001E0C72A7FD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999999" draw:marker-start-width="0.279cm" draw:marker-end-width="0.279cm" draw:fill="none" draw:fill-color="#e6e6ff" draw:opacity="50%" draw:textarea-horizontal-align="justify" draw:textarea-vertical-align="middle" draw:auto-grow-height="false" fo:min-height="0cm" fo:min-width="0cm" fo:padding-top="0.15cm" fo:padding-bottom="0.15cm" fo:padding-left="0.275cm" fo:padding-right="0.275cm" fo:wrap-option="no-wrap" draw:shadow-opacity="5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3.353cm, 0.635cm, 3.353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5" style:family="graphic" style:parent-style-name="standard">
      <style:graphic-properties svg:stroke-width="0.203cm" draw:marker-start-width="0.503cm" draw:marker-end-width="0.503cm" draw:fill="solid" draw:fill-color="#ffff00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6cm" fo:min-width="1.53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1cm" fo:min-width="2.017cm" draw:shadow="hidden"/>
    </style:style>
    <style:style style:name="gr8" style:family="graphic" style:parent-style-name="standard">
      <style:graphic-properties draw:stroke="none" draw:fill="none" fo:min-height="1.499cm" draw:shadow="hidden"/>
    </style:style>
    <style:style style:name="gr9" style:family="graphic" style:parent-style-name="standard">
      <style:graphic-properties draw:stroke="none" draw:fill="none" fo:min-height="1.496cm" draw:shadow="hidden"/>
    </style:style>
    <style:style style:name="gr10" style:family="graphic" style:parent-style-name="standard">
      <style:graphic-properties draw:stroke="none" draw:fill="none" fo:min-height="1.73cm" draw:shadow="hidden"/>
    </style:style>
    <style:style style:name="gr11" style:family="graphic" style:parent-style-name="standard">
      <style:graphic-properties draw:stroke="none" draw:fill="none" fo:min-height="1.731cm" draw:shadow="hidden"/>
    </style:style>
    <style:style style:name="gr12" style:family="graphic" style:parent-style-name="standard">
      <style:graphic-properties draw:stroke="none" draw:fill="none" fo:min-height="1.728cm" draw:shadow="hidden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3.353cm, 0.635cm, 3.353cm)" draw:image-opacity="20%" style:mirror="none"/>
    </style:style>
    <style:style style:name="gr14" style:family="graphic" style:parent-style-name="standard">
      <style:graphic-properties svg:stroke-width="0.051cm" draw:marker-start-width="0.276cm" draw:marker-end-width="0.276cm" draw:fill="solid" draw:fill-color="#ff3366" draw:opacity="20%" draw:textarea-horizontal-align="justify" draw:textarea-vertical-align="middle" draw:auto-grow-height="false" fo:padding-top="0.15cm" fo:padding-bottom="0.15cm" fo:padding-left="0.275cm" fo:padding-right="0.275cm" draw:shadow-opacity="2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9cm" fo:min-width="2.91cm"/>
    </style:style>
    <style:style style:name="gr16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none" fo:min-height="0.599cm"/>
    </style:style>
    <style:style style:name="gr18" style:family="graphic" style:parent-style-name="standard">
      <style:graphic-properties svg:stroke-width="0.102cm" draw:marker-start-width="0.352cm" draw:marker-end-width="0.352cm" draw:fill="solid" draw:fill-color="#e6e6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FreeSerif" style:font-family-generic="roman" style:font-pitch="variable" fo:font-size="24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color="#000000" fo:font-size="24pt" style:font-size-asian="12pt" style:font-size-complex="12pt"/>
    </style:style>
    <style:style style:name="P4" style:family="paragraph">
      <style:paragraph-properties fo:text-align="center"/>
      <style:text-properties fo:color="#000000" fo:font-size="24pt" style:font-size-asian="11pt" style:font-size-complex="11pt"/>
    </style:style>
    <style:style style:name="P5" style:family="paragraph">
      <style:text-properties fo:font-family="'Droid Serif'" style:font-family-generic="roman" style:font-pitch="variable" fo:font-weight="bold" style:font-weight-asian="bold" style:font-weight-complex="bold"/>
    </style:style>
    <style:style style:name="P6" style:family="paragraph">
      <style:paragraph-properties fo:text-align="center"/>
      <style:text-properties fo:font-family="'Droid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Droid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00" fo:font-family="FreeSerif" style:font-family-generic="roman" style:font-pitch="variable" fo:font-size="24pt" fo:font-weight="bold" style:font-size-asian="9pt" style:font-weight-asian="bold" style:font-size-complex="9pt" style:font-weight-complex="bold"/>
    </style:style>
    <style:style style:name="T2" style:family="text">
      <style:text-properties fo:color="#000000" fo:font-family="FreeSerif" style:font-family-generic="roman" style:font-pitch="variable" fo:font-size="24pt" fo:font-weight="bold" style:font-size-asian="12pt" style:font-weight-asian="bold" style:font-size-complex="12pt" style:font-weight-complex="bold"/>
    </style:style>
    <style:style style:name="T3" style:family="text">
      <style:text-properties fo:color="#ff3366" fo:font-family="FreeSerif" style:font-style-name="Regular" style:font-family-generic="roman" fo:font-size="24pt" fo:font-weight="bold" style:font-family-asian="FreeSerif" style:font-style-name-asian="Regular" style:font-family-generic-asian="roman" style:font-size-asian="9pt" style:font-weight-asian="bold" style:font-family-complex="FreeSerif" style:font-style-name-complex="Regular" style:font-family-generic-complex="roman" style:font-size-complex="9pt" style:font-weight-complex="bold"/>
    </style:style>
    <style:style style:name="T4" style:family="text">
      <style:text-properties fo:color="#000000" fo:font-family="FreeSerif" style:font-style-name="Regular" style:font-family-generic="roman" fo:font-size="24pt" fo:font-weight="bold" style:font-family-asian="FreeSerif" style:font-style-name-asian="Regular" style:font-family-generic-asian="roman" style:font-size-asian="9pt" style:font-weight-asian="bold" style:font-family-complex="FreeSerif" style:font-style-name-complex="Regular" style:font-family-generic-complex="roman" style:font-size-complex="9pt" style:font-weight-complex="bold"/>
    </style:style>
    <style:style style:name="T5" style:family="text">
      <style:text-properties fo:color="#ff3366" fo:font-family="FreeSerif" style:font-style-name="Regular" style:font-family-generic="roman" fo:font-size="24pt" fo:font-weight="bold" style:font-family-asian="FreeSerif" style:font-style-name-asian="Regular" style:font-family-generic-asian="roman" style:font-size-asian="11pt" style:font-weight-asian="bold" style:font-family-complex="FreeSerif" style:font-style-name-complex="Regular" style:font-family-generic-complex="roman" style:font-size-complex="11pt" style:font-weight-complex="bold"/>
    </style:style>
    <style:style style:name="T6" style:family="text">
      <style:text-properties fo:color="#ff3366" fo:font-family="FreeSerif" style:font-style-name="Regular" style:font-family-generic="roman" fo:font-size="24pt" fo:font-weight="bold" style:font-family-asian="FreeSerif" style:font-style-name-asian="Regular" style:font-family-generic-asian="roman" style:font-size-asian="24pt" style:font-weight-asian="bold" style:font-family-complex="FreeSerif" style:font-style-name-complex="Regular" style:font-family-generic-complex="roman" style:font-size-complex="24pt" style:font-weight-complex="bold"/>
    </style:style>
    <style:style style:name="T7" style:family="text">
      <style:text-properties fo:font-family="'Droid Serif'" style:font-family-generic="roman" style:font-pitch="variable" fo:font-weight="bold" style:font-weight-asian="bold" style:font-weight-complex="bold"/>
    </style:style>
    <style:style style:name="T8" style:family="text">
      <style:text-properties fo:color="#ff0000" fo:font-family="'Droid Serif'" style:font-family-generic="roman" style:font-pitch="variable" fo:font-size="18pt" fo:text-shadow="1pt 1pt" fo:font-weight="bold" style:font-size-asian="18pt" style:font-weight-asian="bold" style:font-size-complex="18pt" style:font-weight-complex="bold"/>
    </style:style>
    <style:style style:name="T9" style:family="text">
      <style:text-properties fo:font-family="'Droid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ff3366" fo:font-family="'Droid Serif'" style:font-family-generic="roman" style:font-pitch="variable" fo:font-size="18pt" fo:font-weight="bold" style:font-family-asian="FreeSerif" style:font-style-name-asian="Regular" style:font-family-generic-asian="roman" style:font-size-asian="18pt" style:font-weight-asian="bold" style:font-family-complex="FreeSerif" style:font-style-name-complex="Regular" style:font-family-generic-complex="roman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209cm" svg:height="16.129cm" svg:x="5.064cm" svg:y="0.999cm">
          <text:p/>
          <draw:enhanced-geometry svg:viewBox="0 0 21600 21600" draw:mirror-vertical="true" draw:glue-points="10800 0 3160 3160 0 10800 3160 18440 10800 21600 18440 18440 21600 10800 18440 3160 ?f14 ?f15" draw:text-areas="3200 3200 18400 18400" draw:type="round-callout" draw:modifiers="-305.516265912306 19182.88902665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" draw:text-style-name="P1" draw:layer="layout" svg:width="3.72cm" svg:height="4.15cm" svg:x="23.899cm" svg:y="10.581cm">
          <draw:image xlink:href="Pictures/1000000000000280000001E0821D08B7.jpg" xlink:type="simple" xlink:show="embed" xlink:actuate="onLoad">
            <text:p/>
          </draw:image>
        </draw:frame>
        <draw:frame draw:style-name="gr2" draw:text-style-name="P1" draw:layer="layout" svg:width="3.719cm" svg:height="4.15cm" svg:x="12.088cm" svg:y="10.581cm">
          <draw:image xlink:href="Pictures/1000000000000280000001E0B6334D01.jpg" xlink:type="simple" xlink:show="embed" xlink:actuate="onLoad">
            <text:p/>
          </draw:image>
        </draw:frame>
        <draw:frame draw:style-name="gr2" draw:text-style-name="P1" draw:layer="layout" svg:width="3.72cm" svg:height="4.15cm" svg:x="16.024cm" svg:y="10.581cm">
          <draw:image xlink:href="Pictures/1000000000000280000001E0C72A7FDF.jpg" xlink:type="simple" xlink:show="embed" xlink:actuate="onLoad">
            <text:p/>
          </draw:image>
        </draw:frame>
        <draw:frame draw:style-name="gr2" draw:text-style-name="P1" draw:layer="layout" svg:width="3.721cm" svg:height="4.15cm" svg:x="19.962cm" svg:y="10.581cm">
          <draw:image xlink:href="Pictures/1000000000000280000001E07F8D992E.jpg" xlink:type="simple" xlink:show="embed" xlink:actuate="onLoad">
            <text:p/>
          </draw:image>
        </draw:frame>
        <draw:frame draw:style-name="gr2" draw:text-style-name="P1" draw:layer="layout" svg:width="3.721cm" svg:height="4.15cm" svg:x="8.15cm" svg:y="10.581cm">
          <draw:image xlink:href="Pictures/1000000000000280000001E0C1A83E30.jpg" xlink:type="simple" xlink:show="embed" xlink:actuate="onLoad">
            <text:p/>
          </draw:image>
        </draw:frame>
        <draw:frame draw:style-name="gr2" draw:text-style-name="P1" draw:layer="layout" svg:width="3.719cm" svg:height="4.15cm" svg:x="4.213cm" svg:y="10.581cm">
          <draw:image xlink:href="Pictures/1000000000000280000001E0649201C0.jpg" xlink:type="simple" xlink:show="embed" xlink:actuate="onLoad">
            <text:p/>
          </draw:image>
        </draw:frame>
        <draw:frame draw:style-name="gr2" draw:text-style-name="P1" draw:layer="layout" svg:width="3.72cm" svg:height="4.15cm" svg:x="0.275cm" svg:y="10.581cm">
          <draw:image xlink:href="Pictures/1000000000000280000001E0E8B46A4F.jpg" xlink:type="simple" xlink:show="embed" xlink:actuate="onLoad">
            <text:p/>
          </draw:image>
        </draw:frame>
        <draw:frame draw:style-name="gr3" draw:text-style-name="P1" draw:layer="layout" svg:width="4.663cm" svg:height="6.406cm" svg:x="23.098cm" svg:y="4.627cm">
          <draw:image xlink:href="Pictures/100002010000038A00000508BAFD1B52.png" xlink:type="simple" xlink:show="embed" xlink:actuate="onLoad">
            <text:p/>
          </draw:image>
        </draw:frame>
        <draw:frame draw:style-name="gr4" draw:text-style-name="P1" draw:layer="layout" svg:width="2.903cm" svg:height="5.075cm" svg:x="10.162cm" svg:y="6.588cm">
          <draw:image xlink:href="Pictures/100002010000026D0000043E78958B31.png" xlink:type="simple" xlink:show="embed" xlink:actuate="onLoad">
            <text:p/>
          </draw:image>
        </draw:frame>
        <draw:frame draw:style-name="gr4" draw:text-style-name="P1" draw:layer="layout" svg:width="4.455cm" svg:height="5.098cm" svg:x="6.324cm" svg:y="6.57cm">
          <draw:image xlink:href="Pictures/10000201000003B40000043DB3F0E8C6.png" xlink:type="simple" xlink:show="embed" xlink:actuate="onLoad">
            <text:p/>
          </draw:image>
        </draw:frame>
        <draw:frame draw:style-name="gr4" draw:text-style-name="P1" draw:layer="layout" svg:width="4.072cm" svg:height="6.04cm" svg:x="20.05cm" svg:y="5.755cm">
          <draw:image xlink:href="Pictures/100002010000036B000005125EDEE076.png" xlink:type="simple" xlink:show="embed" xlink:actuate="onLoad">
            <text:p/>
          </draw:image>
        </draw:frame>
        <draw:frame draw:style-name="gr3" draw:text-style-name="P1" draw:layer="layout" svg:width="5.877cm" svg:height="12.163cm" svg:x="12.903cm" svg:y="0.648cm">
          <draw:image xlink:href="Pictures/10000201000001D900000447530311B3.png" xlink:type="simple" xlink:show="embed" xlink:actuate="onLoad">
            <text:p/>
          </draw:image>
        </draw:frame>
        <draw:frame draw:style-name="gr4" draw:text-style-name="P1" draw:layer="layout" svg:width="2.781cm" svg:height="5.01cm" svg:x="17.51cm" svg:y="6.715cm">
          <draw:image xlink:href="Pictures/10000201000002F4000005528818A9EA.png" xlink:type="simple" xlink:show="embed" xlink:actuate="onLoad">
            <text:p/>
          </draw:image>
        </draw:frame>
        <draw:custom-shape draw:style-name="gr5" draw:text-style-name="P1" draw:layer="layout" svg:width="8.552cm" svg:height="2.506cm" svg:x="2.424cm" svg:y="14.102cm">
          <text:p/>
          <draw:enhanced-geometry svg:viewBox="0 0 21600 21600" draw:mirror-horizontal="false" draw:mirror-vertical="false" draw:text-areas="?f7 ?f0 21600 ?f2" draw:type="left-arrow" draw:modifiers="6711.14391143911 5509.213483146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4.369cm" svg:height="4.196cm" svg:x="6.056cm" svg:y="14.759cm">
          <draw:text-box>
            <text:p text:style-name="P1"><text:span text:style-name="T1">“</text:span><text:span text:style-name="T1">wave” </text:span><text:span text:style-name="T1"><text:line-break/></text:span><text:span text:style-name="T1"/></text:p>
            <text:p text:style-name="P1"><text:span text:style-name="T2"><text:s text:c="2"/></text:span></text:p>
          </draw:text-box>
        </draw:frame>
        <draw:custom-shape draw:style-name="gr5" draw:text-style-name="P1" draw:layer="layout" svg:width="8.232cm" svg:height="2.506cm" svg:x="17.179cm" svg:y="14.136cm">
          <text:p/>
          <draw:enhanced-geometry svg:viewBox="0 0 21600 21600" draw:mirror-horizontal="true" draw:mirror-vertical="false" draw:text-areas="?f7 ?f0 21600 ?f2" draw:type="left-arrow" draw:modifiers="6711.14391143911 5509.213483146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" draw:layer="layout" svg:width="5.639cm" svg:height="4.411cm" svg:x="17.918cm" svg:y="14.737cm">
          <draw:text-box>
            <text:p text:style-name="P1"><text:span text:style-name="T1">“</text:span><text:span text:style-name="T1">dance” </text:span><text:span text:style-name="T1"><text:line-break/></text:span><text:span text:style-name="T1"/></text:p>
            <text:p text:style-name="P1"><text:span text:style-name="T2"><text:s text:c="2"/></text:span></text:p>
          </draw:text-box>
        </draw:frame>
        <draw:frame draw:style-name="gr8" draw:text-style-name="P3" draw:layer="layout" svg:width="7.804cm" svg:height="1.749cm" svg:x="3.637cm" svg:y="15.88cm">
          <draw:text-box>
            <text:p text:style-name="P1"><text:span text:style-name="T1">after </text:span><text:span text:style-name="T3">Δt</text:span><text:span text:style-name="T4"> </text:span></text:p>
          </draw:text-box>
        </draw:frame>
        <draw:frame draw:style-name="gr9" draw:text-style-name="P3" draw:layer="layout" svg:width="7.803cm" svg:height="1.746cm" svg:x="15.576cm" svg:y="15.944cm">
          <draw:text-box>
            <text:p text:style-name="P1"><text:span text:style-name="T1">after </text:span><text:span text:style-name="T3">Δt</text:span><text:span text:style-name="T4"> </text:span></text:p>
          </draw:text-box>
        </draw:frame>
        <draw:frame draw:style-name="gr10" draw:text-style-name="P4" draw:layer="layout" svg:width="7.804cm" svg:height="1.98cm" svg:x="9.79cm" svg:y="14.61cm">
          <draw:text-box>
            <text:p text:style-name="P1"><text:span text:style-name="T5"><text:s/></text:span><text:span text:style-name="T5">T</text:span></text:p>
          </draw:text-box>
        </draw:frame>
        <draw:frame draw:style-name="gr11" draw:text-style-name="P4" draw:layer="layout" svg:width="7.805cm" svg:height="1.981cm" svg:x="-2.714cm" svg:y="14.661cm">
          <draw:text-box>
            <text:p text:style-name="P1"><text:span text:style-name="T5"><text:s/></text:span><text:span text:style-name="T5">T+</text:span><text:span text:style-name="T3">Δt</text:span></text:p>
          </draw:text-box>
        </draw:frame>
        <draw:frame draw:style-name="gr12" draw:text-style-name="P4" draw:layer="layout" svg:width="7.802cm" svg:height="1.978cm" svg:x="22.49cm" svg:y="14.537cm">
          <draw:text-box>
            <text:p text:style-name="P1"><text:span text:style-name="T6"><text:s/></text:span><text:span text:style-name="T6">T+</text:span><text:span text:style-name="T3">Δt</text:span></text:p>
          </draw:text-box>
        </draw:frame>
        <draw:frame draw:style-name="gr3" draw:text-style-name="P1" draw:layer="layout" svg:width="2.667cm" svg:height="7.087cm" svg:x="4.81cm" svg:y="4.962cm">
          <draw:image xlink:href="Pictures/10000201000001C1000004F58A1221C8.png" xlink:type="simple" xlink:show="embed" xlink:actuate="onLoad">
            <text:p/>
          </draw:image>
        </draw:frame>
        <draw:frame draw:style-name="gr13" draw:text-style-name="P1" draw:layer="layout" svg:width="3.625cm" svg:height="3.508cm" svg:x="3.471cm" svg:y="0.503cm">
          <draw:image xlink:href="Pictures/1000000000000280000001E0B6334D01.jpg" xlink:type="simple" xlink:show="embed" xlink:actuate="onLoad">
            <text:p/>
          </draw:image>
        </draw:frame>
        <draw:frame draw:style-name="gr13" draw:text-style-name="P1" draw:layer="layout" svg:width="3.536cm" svg:height="3.508cm" svg:x="0.385cm" svg:y="3.588cm">
          <draw:image xlink:href="Pictures/1000000000000280000001E07F8D992E.jpg" xlink:type="simple" xlink:show="embed" xlink:actuate="onLoad">
            <text:p/>
          </draw:image>
        </draw:frame>
        <draw:custom-shape draw:style-name="gr14" draw:text-style-name="P1" draw:layer="layout" svg:width="2.917cm" svg:height="2.642cm" svg:x="2.397cm" svg:y="1.3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997.739200645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5" draw:text-style-name="P5" draw:layer="layout" svg:width="3.618cm" svg:height="1.725cm" svg:x="0.557cm" svg:y="7.276cm">
          <draw:text-box>
            <text:p><text:span text:style-name="T7">Input video</text:span></text:p>
          </draw:text-box>
        </draw:frame>
        <draw:line draw:style-name="gr16" draw:text-style-name="P1" draw:layer="layout" svg:x1="0.111cm" svg:y1="3.509cm" svg:x2="3.382cm" svg:y2="0.238cm">
          <text:p/>
        </draw:line>
        <draw:frame draw:style-name="gr17" draw:text-style-name="P5" draw:layer="layout" svg:width="2.931cm" svg:height="0.988cm" svg:x="0.228cm" svg:y="0.393cm">
          <draw:text-box>
            <text:p><text:span text:style-name="T7">Time</text:span></text:p>
          </draw:text-box>
        </draw:frame>
        <draw:custom-shape draw:style-name="gr18" draw:text-style-name="P1" draw:layer="layout" svg:width="6.631cm" svg:height="6.62cm" svg:x="0.465cm" svg:y="0.4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997.7392006459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6" draw:layer="layout" svg:width="11.049cm" svg:height="3.81cm" svg:x="4.683cm" svg:y="1.508cm">
          <text:p text:style-name="P1"><text:span text:style-name="T8">Action detection:</text:span></text:p>
          <text:p text:style-name="P1"><text:span text:style-name="T9">What? </text:span></text:p>
          <text:p text:style-name="P1"><text:span text:style-name="T9">(action)</text:span></text:p>
          <text:p text:style-name="P1"><text:span text:style-name="T9">Where? </text:span></text:p>
          <text:p text:style-name="P1"><text:span text:style-name="T9">(space &amp; time)</text:span></text:p>
          <draw:enhanced-geometry svg:viewBox="0 0 21600 21600" draw:text-areas="?f0 0 ?f4 21600" draw:type="left-right-arrow-callout" draw:modifiers="4214.44343891403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0" draw:text-style-name="P8" draw:layer="layout" svg:width="6.35cm" svg:height="3.175cm" svg:x="19.034cm" svg:y="0.619cm">
          <text:p text:style-name="P7"><text:span text:style-name="T9">Action detected:</text:span></text:p>
          <text:p text:style-name="P7"><text:span text:style-name="T9">Estimate 3D-pose</text:span></text:p>
          <text:p text:style-name="P7"><text:span text:style-name="T9"><text:s/></text:span><text:span text:style-name="T9">at </text:span><text:span text:style-name="T10">T+Δt</text:span></text:p>
          <draw:enhanced-geometry svg:viewBox="0 0 21600 21600" draw:glue-points="10800 0 0 10800 10800 21600 21600 10800 ?f40 ?f41" draw:text-areas="0 0 21600 21600" draw:type="rectangular-callout" draw:modifiers="23528.3892300425 30448.11083123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miter" draw:fill="solid" draw:fill-color="#cfe7f5" draw:textarea-horizontal-align="justify" fo:padding-top="0.125cm" fo:padding-bottom="0.125cm" fo:padding-left="0.25cm" fo:padding-right="0.25cm" draw:shadow-offset-x="0cm" draw:shadow-offset-y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912cm" fo:margin-left="1cm" fo:margin-right="1cm" fo:page-width="27.94cm" fo:page-height="17.2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y23 </meta:initial-creator>
    <meta:creation-date>2012-11-10T07:21:44</meta:creation-date>
    <dc:date>2012-11-15T15:20:57</dc:date>
    <dc:creator>thy23 </dc:creator>
    <meta:editing-duration>PT1H16M15S</meta:editing-duration>
    <meta:editing-cycles>9</meta:editing-cycles>
    <meta:generator>LibreOffice/3.6$Linux_X86_64 LibreOffice_project/360m1$Build-2</meta:generator>
    <meta:document-statistic meta:object-count="33"/>
  </office:meta>
</office:document-meta>
</file>